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a1" style:family="table" style:master-page-name="Standard1">
      <style:table-properties table:display="true"/>
    </style:style>
    <style:style style:name="co1" style:family="table-column">
      <style:table-column-properties style:column-width="127.499999999989797pt"/>
    </style:style>
    <style:style style:name="co2" style:family="table-column">
      <style:table-column-properties style:column-width="181.499999999985477pt"/>
    </style:style>
    <style:style style:name="co3" style:family="table-column">
      <style:table-column-properties style:column-width="122.249999999990223pt"/>
    </style:style>
    <style:style style:name="co4" style:family="table-column">
      <style:table-column-properties style:column-width="134.249999999989257pt"/>
    </style:style>
    <style:style style:name="ce1" style:family="table-cell">
      <style:text-properties fo:font-weight="bold"/>
    </style:style>
  </office:automatic-styles>
  <office:body>
    <office:spreadsheet>
      <table:calculation-settings/>
      <table:table table:name="Hoja1" table:style-name="ta1">
        <table:table-column table:style-name="co1"/>
        <table:table-column table:style-name="co2"/>
        <table:table-column table:style-name="co3"/>
        <table:table-column table:style-name="co4"/>
        <table:table-column/>
        <table:table-row>
          <table:table-cell office:value-type="string" office:string-value="Banda" table:style-name="ce1">
            <text:p>Banda</text:p>
          </table:table-cell>
          <table:table-cell office:value-type="string" office:string-value="Descripción" table:style-name="ce1">
            <text:p>Descripción</text:p>
          </table:table-cell>
          <table:table-cell office:value-type="string" office:string-value="Media" table:style-name="ce1">
            <text:p>Media</text:p>
          </table:table-cell>
          <table:table-cell office:value-type="string" office:string-value="Redes sociales" table:style-name="ce1">
            <text:p>Redes sociales</text:p>
          </table:table-cell>
        </table:table-row>
        <table:table-row>
          <table:table-cell office:value-type="string" office:string-value="Aguas Turbias">
            <text:p>Aguas Turbias</text:p>
          </table:table-cell>
        </table:table-row>
        <table:table-row>
          <table:table-cell office:value-type="string" office:string-value="Anarky's Child">
            <text:p>Anarky's Child</text:p>
          </table:table-cell>
        </table:table-row>
        <table:table-row>
          <table:table-cell office:value-type="string" office:string-value="Antagonica">
            <text:p>Antagonica</text:p>
          </table:table-cell>
        </table:table-row>
        <table:table-row>
          <table:table-cell office:value-type="string" office:string-value="Apneuma">
            <text:p>Apneuma</text:p>
          </table:table-cell>
        </table:table-row>
        <table:table-row>
          <table:table-cell office:value-type="string" office:string-value="Arte Blasfemo">
            <text:p>Arte Blasfemo</text:p>
          </table:table-cell>
        </table:table-row>
        <table:table-row>
          <table:table-cell office:value-type="string" office:string-value="B612">
            <text:p>B612</text:p>
          </table:table-cell>
        </table:table-row>
        <table:table-row>
          <table:table-cell office:value-type="string" office:string-value="Barbarie">
            <text:p>Barbarie</text:p>
          </table:table-cell>
        </table:table-row>
        <table:table-row>
          <table:table-cell office:value-type="string" office:string-value="Cimarron">
            <text:p>Cimarron</text:p>
          </table:table-cell>
        </table:table-row>
        <table:table-row>
          <table:table-cell office:value-type="string" office:string-value="Days of the Phoenix">
            <text:p>Days of the Phoenix</text:p>
          </table:table-cell>
        </table:table-row>
        <table:table-row>
          <table:table-cell office:value-type="string" office:string-value="Ecivresotua">
            <text:p>Ecivresotua</text:p>
          </table:table-cell>
        </table:table-row>
        <table:table-row>
          <table:table-cell office:value-type="string" office:string-value="Escoria">
            <text:p>Escoria</text:p>
          </table:table-cell>
        </table:table-row>
        <table:table-row>
          <table:table-cell office:value-type="string" office:string-value="Eslabon">
            <text:p>Eslabon</text:p>
          </table:table-cell>
        </table:table-row>
        <table:table-row>
          <table:table-cell office:value-type="string" office:string-value="Espectros">
            <text:p>Espectros</text:p>
          </table:table-cell>
        </table:table-row>
        <table:table-row>
          <table:table-cell office:value-type="string" office:string-value="Herencia de Sangre">
            <text:p>Herencia de Sangre</text:p>
          </table:table-cell>
        </table:table-row>
        <table:table-row>
          <table:table-cell office:value-type="string" office:string-value="Hijos Bastardos">
            <text:p>Hijos Bastardos</text:p>
          </table:table-cell>
        </table:table-row>
        <table:table-row>
          <table:table-cell office:value-type="string" office:string-value="Horror on Black Hills">
            <text:p>Horror on Black Hills</text:p>
          </table:table-cell>
        </table:table-row>
        <table:table-row>
          <table:table-cell office:value-type="string" office:string-value="Magna">
            <text:p>Magna</text:p>
          </table:table-cell>
        </table:table-row>
        <table:table-row>
          <table:table-cell office:value-type="string" office:string-value="Mala Influencia">
            <text:p>Mala Influencia</text:p>
          </table:table-cell>
        </table:table-row>
        <table:table-row>
          <table:table-cell office:value-type="string" office:string-value="Maquinaria Pesada">
            <text:p>Maquinaria Pesada</text:p>
          </table:table-cell>
        </table:table-row>
        <table:table-row>
          <table:table-cell office:value-type="string" office:string-value="Parasital Existence">
            <text:p>Parasital Existence</text:p>
          </table:table-cell>
        </table:table-row>
        <table:table-row>
          <table:table-cell office:value-type="string" office:string-value="Plan Cuatro">
            <text:p>Plan Cuatro</text:p>
          </table:table-cell>
        </table:table-row>
        <table:table-row>
          <table:table-cell office:value-type="string" office:string-value="RR 1984">
            <text:p>RR 1984</text:p>
          </table:table-cell>
        </table:table-row>
        <table:table-row>
          <table:table-cell office:value-type="string" office:string-value="Ritual de Nacimiento">
            <text:p>Ritual de Nacimiento</text:p>
          </table:table-cell>
          <table:table-cell office:value-type="string" office:string-value="Ritual de Nacimiento nace en el año 2014 en la ciudad de Paysandu, hoy en día es integrada por Diego Sena (bateria), Maximiliano Vanzini (bajo), German Gazzano (guitarra), Jorge Rivero (guitarra) y Thomas Lopez (voz). El sonido de esta banda es muy singular no logrando encasillar en un genero especifico, se notan fuertes influencias de generos como Death, Black, thrash y un poco de groove. En 2017 lanzan su primer EP titulado &quot;Herencia ancestral&quot;, editado por Valvular Records. Participando de fondo en la escena local, tanto como invitados y a su vez organizando sus eventos. En estos cinco años de trayectoria la banda ha compartido escena en su pais con bandas como Vital Remains (2017), Cannibal Corpse (2018) y Napalm Death (2018). Tambien han sido los responsables de traer por primera vez a barias bandas de distintas regiones a Pdu. y compartieron escenario en Argentina con bandas como Retrosatan y V.I.D.A. En 2019 fueron una de las 25 bandas seleccionadas para el Metal Battle Uruguay, resultando ganadores del mismo y teniando la posibilidad de tocar en el Wacken Open Air en Alemania compartiendo cartel con bandas como Slayer, Thy Art Is Murders, Anthrax, Cradle of Filth, Testament, etc. En Noviembre de este año se van a presentar en el festival La Campana del Infierno en Santa Fé (Argentina) y dos días despues en Montevideo junto a Brujeria (Mexico) y Horcas (Argentina). Luego de casi dos años de un largo y pausado proceso de grabacion oficialmente anuncian la presentación de su primer disco de estudio titulado &quot;Ritual de Nacimiento&quot; para el 2020 en el Carnival Fest Paysandú evento realizado por Distrito Norte productora de la cual sus integrantes forman parte, siendo este disco editado por Valvular Records.">
            <text:p>Ritual de Nacimiento nace en el año 2014 en la ciudad de Paysandu, hoy en día es integrada por Diego Sena (bateria), Maximiliano Vanzini (bajo), German Gazzano (guitarra), Jorge Rivero (guitarra) y Thomas Lopez (voz). El sonido de esta banda es muy singular no logrando encasillar en un genero especifico, se notan fuertes influencias de generos como Death, Black, thrash y un poco de groove. En 2017 lanzan su primer EP titulado "Herencia ancestral", editado por Valvular Records. Participando de fondo en la escena local, tanto como invitados y a su vez organizando sus eventos. En estos cinco años de trayectoria la banda ha compartido escena en su pais con bandas como Vital Remains (2017), Cannibal Corpse (2018) y Napalm Death (2018). Tambien han sido los responsables de traer por primera vez a barias bandas de distintas regiones a Pdu. y compartieron escenario en Argentina con bandas como Retrosatan y V.I.D.A. En 2019 fueron una de las 25 bandas seleccionadas para el Metal Battle Uruguay, resultando ganadores del mismo y teniando la posibilidad de tocar en el Wacken Open Air en Alemania compartiendo cartel con bandas como Slayer, Thy Art Is Murders, Anthrax, Cradle of Filth, Testament, etc. En Noviembre de este año se van a presentar en el festival La Campana del Infierno en Santa Fé (Argentina) y dos días despues en Montevideo junto a Brujeria (Mexico) y Horcas (Argentina). Luego de casi dos años de un largo y pausado proceso de grabacion oficialmente anuncian la presentación de su primer disco de estudio titulado "Ritual de Nacimiento" para el 2020 en el Carnival Fest Paysandú evento realizado por Distrito Norte productora de la cual sus integrantes forman parte, siendo este disco editado por Valvular Records.</text:p>
          </table:table-cell>
          <table:table-cell office:value-type="string" office:string-value="https://www.youtube.com/watch?v=EGZB5XMJgzU">
            <text:p>https://www.youtube.com/watch?v=EGZB5XMJgzU</text:p>
          </table:table-cell>
          <table:table-cell office:value-type="string" office:string-value="https://www.facebook.com/ritualpaysandu/">
            <text:p>https://www.facebook.com/ritualpaysandu/</text:p>
          </table:table-cell>
          <table:table-cell office:value-type="string" office:string-value="https://ritualdenacimiento.bandcamp.com">
            <text:p>https://ritualdenacimiento.bandcamp.com</text:p>
          </table:table-cell>
        </table:table-row>
        <table:table-row>
          <table:table-cell office:value-type="string" office:string-value="Ropa Vieja">
            <text:p>Ropa Vieja</text:p>
          </table:table-cell>
        </table:table-row>
        <table:table-row>
          <table:table-cell office:value-type="string" office:string-value="Rotten State">
            <text:p>Rotten State</text:p>
          </table:table-cell>
        </table:table-row>
        <table:table-row>
          <table:table-cell office:value-type="string" office:string-value="Ruta 504">
            <text:p>Ruta 504</text:p>
          </table:table-cell>
        </table:table-row>
        <table:table-row>
          <table:table-cell office:value-type="string" office:string-value="Serpentor">
            <text:p>Serpentor</text:p>
          </table:table-cell>
        </table:table-row>
        <table:table-row>
          <table:table-cell office:value-type="string" office:string-value="Sin Principios">
            <text:p>Sin Principios</text:p>
          </table:table-cell>
        </table:table-row>
        <table:table-row>
          <table:table-cell office:value-type="string" office:string-value="Spiritcraft">
            <text:p>Spiritcraft</text:p>
          </table:table-cell>
        </table:table-row>
        <table:table-row>
          <table:table-cell office:value-type="string" office:string-value="Tio Toya">
            <text:p>Tio Toya</text:p>
          </table:table-cell>
        </table:table-row>
        <table:table-row>
          <table:table-cell office:value-type="string" office:string-value="V.I.D.A">
            <text:p>V.I.D.A</text:p>
          </table:table-cell>
        </table:table-row>
        <table:table-row>
          <table:table-cell office:value-type="string" office:string-value="Vademekhum">
            <text:p>Vademekhum</text:p>
          </table:table-cell>
        </table:table-row>
        <table:table-row>
          <table:table-cell office:value-type="string" office:string-value="Vermiforme">
            <text:p>Vermiforme</text:p>
          </table:table-cell>
        </table:table-row>
      </table:table>
      <table:table table:name="Hoja2" table:style-name="ta1">
        <table:table-column/>
        <table:table-row>
          <table:table-cell/>
        </table:table-row>
      </table:table>
      <table:table table:name="Hoja3" table:style-name="ta1">
        <table:table-column/>
        <table:table-row>
          <table:table-cell/>
        </table:table-row>
      </table:table>
    </office:spreadshee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able-column">
      <style:table-column-properties style:column-width="70.000000000000000pt"/>
    </style:default-style>
    <style:default-style style:family="table-row">
      <style:table-row-properties style:row-height="14.000000000000000pt"/>
    </style:default-style>
  </office:styles>
  <office:automatic-styles>
    <style:page-layout style:name="pm1">
      <style:page-layout-properties calligra:specialborder-bottom="none" calligra:specialborder-left="none" calligra:specialborder-right="none" calligra:specialborder-top="none" fo:border="0pt none #000000" fo:margin="56.693011599999998pt" fo:padding="0.000000000000000pt" fo:page-height="841.891222259999950pt" fo:page-width="595.276621799999930pt" style:print="headers objects charts zero-values drawings" style:print-orientation="portrait" style:print-page-order="ltr" style:table-centering="none"/>
    </style:page-layout>
  </office:automatic-styles>
  <office:master-styles>
    <style:master-page style:name="Standard1" style:page-layout-name="pm1">
      <style:header>
        <text:p>
  <text:sheet-name>???</text:sheet-name>
 </text:p>
      </style:header>
      <style:footer>
        <text:p>
  <text:sheet-name>Page </text:sheet-name>
  <text:page-number>1</text:page-number>
 </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0</meta:generator>
    <dc:title/>
    <meta:initial-creator>Desconocido</meta:initial-creator>
    <meta:editing-cycles>1</meta:editing-cycles>
    <dc:date>2020-01-03T18:42:25</dc:date>
    <meta:creation-date>2020-01-03T18:16:10</meta:creation-date>
    <dc:creator>Maximiliano Fernández</dc:creator>
  </office:meta>
</office:document-meta>
</file>